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Waree1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" svg:font-family="Waree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2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Urban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03d1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03d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officeooo:paragraph-rsid="00103d19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03d19" style:font-size-asian="10pt" style:font-size-complex="10pt"/>
    </style:style>
    <style:style style:name="P11" style:family="paragraph" style:parent-style-name="Frame_20_contents">
      <style:paragraph-properties fo:text-align="start" style:justify-single-word="false"/>
      <style:text-properties style:font-name="Times New Roman1" fo:font-size="12pt" officeooo:paragraph-rsid="00134632" style:font-size-asian="12pt" style:font-size-complex="12pt"/>
    </style:style>
    <style:style style:name="P12" style:family="paragraph" style:parent-style-name="Fram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84aa93" officeooo:paragraph-rsid="0013463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Heading_20_2">
      <style:text-properties officeooo:paragraph-rsid="00103d19"/>
    </style:style>
    <style:style style:name="P14" style:family="paragraph" style:parent-style-name="UrbanBody">
      <style:text-properties style:font-name="Times New Roman2" fo:font-size="12pt" style:font-size-asian="12pt" style:font-size-complex="12pt"/>
    </style:style>
    <style:style style:name="P15" style:family="paragraph" style:parent-style-name="UrbanBody">
      <style:text-properties officeooo:paragraph-rsid="00134632"/>
    </style:style>
    <style:style style:name="P16" style:family="paragraph" style:parent-style-name="UrbanTable" style:list-style-name="L1"/>
    <style:style style:name="P17" style:family="paragraph" style:parent-style-name="UrbanTable" style:list-style-name="L2"/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Times New Roman1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8">do text</text:p><text:p text:style-name="P18">from document(at=header, format='odt')</text:p></office:annotation><text:span text:style-name="T4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1"><text:span text:style-name="T5"><text:conditional-text text:condition="ooow:&quot;view.do_mailing()&quot;" text:string-value-if-true="&quot;mailed_data.getSignaletic()&quot;" text:string-value-if-false="">mailed_data.getSignaletic()</text:conditional-text></text:span><text:span text:style-name="T6"><text:s/></text:span><text:span text:style-name="T5"><text:conditional-text text:condition="ooow:&quot;view.do_mailing()&quot;" text:string-value-if-true="&quot;None&quot;" text:string-value-if-false="">None</text:conditional-text></text:span><text:span text:style-name="T6"><text:s/></text:span><text:span text:style-name="T5"><text:conditional-text text:condition="ooow:&quot;view.do_mailing()&quot;" text:string-value-if-true="&quot;None&quot;" text:string-value-if-false="">None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  <text:h text:style-name="P13" text:outline-level="2">RECOMMANDE</text:h>
            <text:p text:style-name="P8"/>
          </table:table-cell>
        </table:table-row>
      </table:table>
      <text:p text:style-name="P9"/>
      <text:p text:style-name="P6">Informations Notariales</text:p>
      <text:p text:style-name="UrbanBody"/>
      <text:p text:style-name="P14"/>
      <text:p text:style-name="UrbanBody"/>
      <text:p text:style-name="UrbanBody"><office:annotation><dc:creator>Gauthier Bastien</dc:creator><dc:date>2011-02-16T16:12:24</dc:date><text:p text:style-name="P18">do text if len(self.getApplicants()) &gt; 1</text:p></office:annotation><text:span text:style-name="T7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8">do text if not len(self.getApplicants()) &gt; 1</text:p></office:annotation><text:span text:style-name="T7">Propriétaire :</text:span> <text:text-input text:description="Demandeurs">self.getApplicantsSignaletic()</text:text-input></text:p>
      <text:p text:style-name="UrbanBody"><text:span text:style-name="T7">Objet :</text:span> Lettre d'information notariale (<text:text-input text:description="Objet">self.getLicenceSubject()</text:text-input>)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licence_view.get_parcels()</text:text-input></text:p>
      <text:p text:style-name="UrbanBody"/>
      <text:p text:style-name="P1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988083319" text:style-name="L1">
              <text:list-item>
                <text:p text:style-name="P16"><office:annotation><dc:creator>Gauthier Bastien</dc:creator><dc:date>2011-01-03T12:18:15</dc:date><text:p text:style-name="P18">do row for elt in self.getSpecificFeaturesForTemplate()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8">do text</text:p><text:p text:style-name="P18">from xhtml(elt)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2500116294" text:style-name="L2">
              <text:list-item>
                <text:p text:style-name="P17"><office:annotation><dc:creator>Gauthier Bastien</dc:creator><dc:date>2011-01-03T12:18:15</dc:date><text:p text:style-name="P18">do row for elt in self.getSpecificFeaturesForTemplate(where=['township'])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8">do text</text:p><text:p text:style-name="P18">from xhtml(elt)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8">do text if not self.getBuildlicencesOfTheParcels()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8">do text if len(self.getBuildlicencesOfTheParcels()) == 1</text:p></office:annotation>Le bien en cause a fait l'objet du permis de bâtir ou d'urbanisme suivant délivré après le 1er janvier 1977 :</text:p>
      <text:p text:style-name="P4"><text:soft-page-break/><office:annotation><dc:creator>sde </dc:creator><dc:date>2012-03-26T14:29:09</dc:date><text:p text:style-name="P18">do text if len(self.getBuildlicencesOfTheParcels()) &gt; 1</text:p></office:annotation>Le bien en cause a fait l'objet des permis de bâtir ou d'urbanisme suivants délivrés après le 1er janvier 1977:</text:p>
      <text:section text:style-name="Sect1" text:name="Section3">
        <text:p text:style-name="P4"><office:annotation><dc:creator>sde </dc:creator><dc:date>2012-03-26T14:29:09</dc:date><text:p text:style-name="P18">do section for buildlicence in self.getBuildlicencesOfTheParcels()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8">do text if not self.getParceloutlicenceOfTheParcels()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8">do text if self.getParceloutlicenceOfTheParcels()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8">do text if not self.getUrbanCertificateOneOfTheParcels() and <text:s/>not self.getUrbanCertificateTwoOfTheParcels()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8">do text if len(self.getUrbanCertificateOneOfTheParcels()) == 1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8">do text if len(self.getUrbanCertificateOneOfTheParcels()) &gt; 1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8">do section for certificate in self.getUrbanCertificateOneOfTheParcels()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8">do text if len(self.getUrbanCertificateTwoOfTheParcels()) == 1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8">do text if len(self.getUrbanCertificateTwoOfTheParcels()) &gt; 1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8">do section for certificate in self.getUrbanCertificateTwoOfTheParcels()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P15">Demeurant à votre disposition, nous vous prions d'agréer, <text:span text:style-name="T10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/>
      <text:p text:style-name="P1"><text:span text:style-name="T3"><office:annotation><dc:creator>sde </dc:creator><dc:date>2011-07-27T10:02:32</dc:date><text:p text:style-name="P18">do text</text:p><text:p text:style-name="P18">from document(at=signatures, format='odt')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Waree1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" svg:font-family="Waree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08:43:30.768017615</dc:date>
    <meta:editing-duration>P1DT1H22M24S</meta:editing-duration>
    <meta:editing-cycles>121</meta:editing-cycles>
    <meta:generator>LibreOffice/6.4.6.2$Linux_X86_64 LibreOffice_project/40$Build-2</meta:generator>
    <meta:document-statistic meta:table-count="3" meta:image-count="0" meta:object-count="0" meta:page-count="2" meta:paragraph-count="37" meta:word-count="427" meta:character-count="3038" meta:non-whitespace-character-count="2700"/>
  </office:meta>
</office:document-meta>
</file>